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7.25pt" style:use-optimal-column-width="true"/>
    </style:style>
    <style:style style:name="co1" style:family="table-column">
      <style:table-column-properties fo:break-before="auto" style:column-width="77.25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99.0pt"/>
    </style:style>
    <style:style style:name="co4" style:family="table-column">
      <style:table-column-properties fo:break-before="auto" style:column-width="141.0pt"/>
    </style:style>
    <style:style style:name="co5" style:family="table-column">
      <style:table-column-properties fo:break-before="auto" style:column-width="38.25pt"/>
    </style:style>
    <style:style style:name="co6" style:family="table-column">
      <style:table-column-properties fo:break-before="auto" style:column-width="76.5pt"/>
    </style:style>
    <style:style style:name="co7" style:family="table-column">
      <style:table-column-properties fo:break-before="auto" style:column-width="159.0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48.0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447.75pt"/>
    </style:style>
    <style:style style:name="co12" style:family="table-column">
      <style:table-column-properties fo:break-before="auto" style:column-width="90.0pt" style:use-optimal-column-width="true"/>
    </style:style>
    <style:style style:name="co13" style:family="table-column">
      <style:table-column-properties fo:break-before="auto" style:column-width="119.25pt"/>
    </style:style>
    <style:style style:name="co14" style:family="table-column">
      <style:table-column-properties fo:break-before="auto" style:column-width="201.0pt"/>
    </style:style>
    <style:style style:name="co15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3pt"/>
    </style:style>
    <style:style style:name="ce21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3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4" style:family="table-cell" style:data-style-name="N167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5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</style:style>
    <style:style style:name="ce26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8" style:family="table-cell" style:data-style-name="N168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29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30" style:family="table-cell" style:data-style-name="N167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31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</style:style>
    <style:style style:name="ce32" style:family="table-cell" style:data-style-name="N165">
      <style:table-cell-properties style:vertical-align="bottom" fo:wrap-option="wrap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34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6" style:family="table-cell" style:data-style-name="N2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37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38" style:family="table-cell" style:data-style-name="N169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/>
    </style:style>
    <style:style style:name="ce39" style:family="table-cell" style:data-style-name="N167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40" style:family="table-cell" style:data-style-name="N1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41" style:family="table-cell" style:data-style-name="N3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f0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fo:wrap-option="wrap" fo:background-color="#99CCFF"/>
      <style:map style:condition="cell-content()&lt;10" style:apply-style-name="cf-1" style:base-cell-address="'Log'.E1"/>
      <style:map style:condition="cell-content()&lt;20" style:apply-style-name="cf-2" style:base-cell-address="'Log'.E1"/>
      <style:map style:condition="cell-content()&lt;30" style:apply-style-name="cf-4" style:base-cell-address="'Log'.E1"/>
    </style:style>
    <style:style style:name="cf1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fo:wrap-option="wrap"/>
      <style:map style:condition="cell-content()&lt;10" style:apply-style-name="cf-1" style:base-cell-address="'Log'.E1"/>
      <style:map style:condition="cell-content()&lt;20" style:apply-style-name="cf-2" style:base-cell-address="'Log'.E1"/>
      <style:map style:condition="cell-content()&lt;30" style:apply-style-name="cf-4" style:base-cell-address="'Log'.E1"/>
    </style:style>
    <style:style style:name="cf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map style:condition="cell-content()&lt;10" style:apply-style-name="cf-1" style:base-cell-address="'Log'.E1"/>
      <style:map style:condition="cell-content()&lt;20" style:apply-style-name="cf-2" style:base-cell-address="'Log'.E1"/>
      <style:map style:condition="cell-content()&lt;30" style:apply-style-name="cf-4" style:base-cell-address="'Log'.E1"/>
    </style:style>
  </office:automatic-styles>
  <office:body>
    <office:spreadsheet>
      <table:table table:name="Log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0" table:default-cell-style-name="Default" table:number-columns-repeated="1012"/>
        <table:table-row table:style-name="ro1">
          <table:table-cell table:style-name="ce21" office:value-type="string">
            <text:p>Odometer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Date</text:p>
          </table:table-cell>
          <table:table-cell table:style-name="ce22" office:value-type="string">
            <text:p>Location</text:p>
          </table:table-cell>
          <table:table-cell table:style-name="cf0" office:value-type="string">
            <text:p>Fuel</text:p>
          </table:table-cell>
          <table:table-cell table:style-name="ce24" office:value-type="string">
            <text:p>Distance</text:p>
          </table:table-cell>
          <table:table-cell table:style-name="ce24" office:value-type="string">
            <text:p>Destination</text:p>
          </table:table-cell>
          <table:table-cell table:style-name="ce25" office:value-type="string">
            <text:p>Amount</text:p>
          </table:table-cell>
          <table:table-cell table:style-name="ce22" office:value-type="string">
            <text:p>Cost</text:p>
          </table:table-cell>
          <table:table-cell table:style-name="ce25" office:value-type="string">
            <text:p>Transaction</text:p>
          </table:table-cell>
          <table:table-cell table:style-name="ce22" office:value-type="string">
            <text:p>Map</text:p>
          </table:table-cell>
          <table:table-cell table:style-name="ce25"/>
          <table:table-cell table:number-columns-repeated="1012"/>
        </table:table-row>
        <table:table-row table:style-name="ro2">
          <table:table-cell table:style-name="ce26"/>
          <table:table-cell table:style-name="ce27"/>
          <table:table-cell table:style-name="ce28"/>
          <table:table-cell table:style-name="ce27"/>
          <table:table-cell table:style-name="cf1"/>
          <table:table-cell table:style-name="ce30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number-columns-repeated="1012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>
          <table:table-cell table:style-name="ce32"/>
          <table:table-cell table:number-columns-repeated="3"/>
          <table:table-cell table:style-name="cf2"/>
          <table:table-cell table:number-columns-repeated="1019"/>
        </table:table-row>
        <table:table-row table:style-name="ro2" table:number-rows-repeated="123">
          <table:table-cell table:style-name="ce32"/>
          <table:table-cell table:number-columns-repeated="1023"/>
        </table:table-row>
        <table:table-row table:style-name="ro2" table:number-rows-repeated="37">
          <table:table-cell table:style-name="ce34"/>
          <table:table-cell table:number-columns-repeated="3" table:style-name="ce35"/>
          <table:table-cell table:style-name="ce33"/>
          <table:table-cell table:number-columns-repeated="2"/>
          <table:table-cell table:number-columns-repeated="2" table:style-name="ce35"/>
          <table:table-cell table:number-columns-repeated="1015"/>
        </table:table-row>
        <table:table-row table:style-name="ro0" table:number-rows-repeated="1048396">
          <table:table-cell table:number-columns-repeated="1024"/>
        </table:table-row>
      </table:table>
      <table:table table:name="Stats" table:style-name="ta0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 table:number-columns-repeated="4"/>
        <table:table-column table:style-name="co12" table:default-cell-style-name="Default" table:number-columns-repeated="1018"/>
        <table:table-row table:style-name="ro2">
          <table:table-cell table:style-name="ce36" office:value-type="string">
            <text:p>Total Distance</text:p>
          </table:table-cell>
          <table:table-cell table:style-name="ce37" table:formula="of:=SUM([Log.H2:.H573])"/>
          <table:table-cell table:number-columns-repeated="1022"/>
        </table:table-row>
        <table:table-row table:style-name="ro2">
          <table:table-cell table:style-name="ce38" office:value-type="string">
            <text:p>Total Time</text:p>
          </table:table-cell>
          <table:table-cell table:style-name="ce39" table:formula="of:=SUM([Log.E2:.E573])"/>
          <table:table-cell table:number-columns-repeated="1022"/>
        </table:table-row>
        <table:table-row table:style-name="ro2">
          <table:table-cell table:style-name="ce38" office:value-type="string">
            <text:p>Moving Time</text:p>
          </table:table-cell>
          <table:table-cell table:style-name="ce39" table:formula="of:=SUM([Log.F2:.F573])"/>
          <table:table-cell table:number-columns-repeated="1022"/>
        </table:table-row>
        <table:table-row table:style-name="ro1">
          <table:table-cell table:style-name="ce38" office:value-type="string">
            <text:p>Number of Tracks</text:p>
          </table:table-cell>
          <table:table-cell table:style-name="ce40" table:formula="of:=COUNT([Log.H2:.H573])"/>
          <table:table-cell table:number-columns-repeated="1022"/>
        </table:table-row>
        <table:table-row table:style-name="ro2">
          <table:table-cell table:style-name="ce36" office:value-type="string">
            <text:p>Average Speed</text:p>
          </table:table-cell>
          <table:table-cell table:style-name="ce37" table:formula="of:=([.B1]/[.B2])/24"/>
          <table:table-cell table:number-columns-repeated="1022"/>
        </table:table-row>
        <table:table-row table:style-name="ro1">
          <table:table-cell table:style-name="ce36" office:value-type="string">
            <text:p>Average Moving Speed</text:p>
          </table:table-cell>
          <table:table-cell table:style-name="ce37" table:formula="of:=([.B1]/[.B3])/24"/>
          <table:table-cell table:number-columns-repeated="1022"/>
        </table:table-row>
        <table:table-row table:style-name="ro1">
          <table:table-cell table:style-name="ce36" office:value-type="string">
            <text:p>Elevation Gain</text:p>
          </table:table-cell>
          <table:table-cell table:style-name="ce41" office:value-type="string">
            <text:p>=SUM(Log!#REF!2:'[REF!200)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Min Elevation</text:p>
          </table:table-cell>
          <table:table-cell table:style-name="ce41" office:value-type="string">
            <text:p>=MIN(Log!#REF!2:'[REF!200)</text:p>
          </table:table-cell>
          <table:table-cell table:number-columns-repeated="1022"/>
        </table:table-row>
        <table:table-row table:style-name="ro1">
          <table:table-cell table:style-name="ce36" office:value-type="string">
            <text:p>Max Elevation</text:p>
          </table:table-cell>
          <table:table-cell table:style-name="ce41" office:value-type="string">
            <text:p>=MAX(Log!#REF!2:'[REF!200)</text:p>
          </table:table-cell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number-style style:name="N165">
      <number:number number:min-integer-digits="1" number:grouping="true" number:decimal-places="15"/>
    </number:number-style>
    <number:number-style style:name="N166">
      <number:number number:min-integer-digits="1" number:grouping="true" number:decimal-places="15"/>
    </number:number-style>
    <number:time-style style:name="N167P3">
      <number:hours number:volatile="true" number:style="long"/>
      <number:text>:</number:text>
      <number:minutes number:style="long"/>
      <number:text>:</number:text>
      <number:seconds number:style="long"/>
    </number:time-style>
    <number:time-style style:name="N167P2"/>
    <number:text-style number:volatile="true" style:name="N167">
      <number:text-content/>
      <style:map style:condition="value()&gt;0" style:apply-style-name="N167P3"/>
      <style:map style:condition="value()&lt;0" style:apply-style-name="N167P2"/>
    </number:text-style>
    <number:number-style style:name="N2">
      <number:number number:min-integer-digits="1" number:decimal-places="2"/>
    </number:number-style>
    <number:date-style style:name="N168P3">
      <number:year number:volatile="true"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68P2"/>
    <number:text-style number:volatile="true" style:name="N168">
      <number:text-content/>
      <style:map style:condition="value()&gt;0" style:apply-style-name="N168P3"/>
      <style:map style:condition="value()&lt;0" style:apply-style-name="N168P2"/>
    </number:text-style>
    <number:number-style style:name="N4">
      <number:number number:min-integer-digits="1" number:grouping="true" number:decimal-places="2"/>
    </number:number-style>
    <number:number-style style:name="N169">
      <number:number number:min-integer-digits="1" number:decimal-places="15"/>
    </number:number-style>
    <number:number-style style:name="N1">
      <number:number number:min-integer-digits="1" number:decimal-places="0"/>
    </number:number-style>
    <number:number-style style:name="N3">
      <number:number number:min-integer-digits="1" number:grouping="true" number:decimal-places="0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  <style:style style:name="cf-0" style:family="table-cell">
      <style:table-cell-properties fo:background-color="#C9DAF8"/>
    </style:style>
    <style:style style:name="cf-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6D9EEB"/>
      <style:table-cell-properties fo:background-color="#C9DAF8"/>
    </style:style>
    <style:style style:name="cf-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3C78D8"/>
      <style:table-cell-properties fo:background-color="#C9DAF8"/>
    </style:style>
    <style:style style:name="cf-3" style:family="table-cell">
      <style:table-cell-properties fo:background-color="#A4C2F4"/>
    </style:style>
    <style:style style:name="cf-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3C78D8"/>
      <style:table-cell-properties fo:background-color="#A4C2F4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